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size="10pt" style:font-size-asian="10pt" style:font-size-complex="10pt"/>
    </style:style>
    <style:style style:name="P4" style:family="paragraph" style:parent-style-name="Standard" style:list-style-name="L1">
      <style:text-properties style:font-name="Arial1" fo:font-size="10pt" style:font-size-asian="10pt" style:font-size-complex="10pt"/>
    </style:style>
    <style:style style:name="P5" style:family="paragraph" style:parent-style-name="Standard" style:list-style-name="L1">
      <style:text-properties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break-before="page"/>
      <style:text-properties style:font-name="Arial1" fo:font-size="10pt" style:font-size-asian="10pt" style:font-size-complex="10pt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style:text-autospace="non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style:text-autospace="none"/>
      <style:text-properties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f420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Courier New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8pt" style:language-asian="zh" style:country-asian="CN" style:font-style-asian="normal" style:font-weight-asian="normal" style:font-name-complex="Lucida Conso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Courier New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use practice exercise<text:line-break/></text:p>
      <text:p text:style-name="P3">The steps below simulate a trial run of the standard procedure chosen for accommodating changes to the BU IS&amp;T Kuali-Research code base around monthly releases from kuali.org/kc</text:p>
      <text:p text:style-name="P3"/>
      <text:list xml:id="list5764915067681131303" text:style-name="L1">
        <text:list-item>
          <text:p text:style-name="P5">Setup Repositories<text:line-break/></text:p>
          <text:list>
            <text:list-item>
              <text:p text:style-name="P4"><text:span text:style-name="T3">Create Upstream:</text:span> Create a git repository that serves as the kuali.org/kc remote codebase.<text:line-break/>The repository will contain 2 files, 3 lines each.<text:line-break/><text:line-break/><draw:rect text:anchor-type="as-char" draw:z-index="0" draw:style-name="gr1" draw:text-style-name="P9" svg:width="5.8531in" svg:height="3.3449in"><text:p text:style-name="P7"><text:span text:style-name="T7"/></text:p><text:p text:style-name="P7"><text:span text:style-name="T7">$ cd c:/</text:span></text:p><text:p text:style-name="P7"><text:span text:style-name="T7">$ mkdir kc.kuali.org</text:span></text:p><text:p text:style-name="P7"><text:span text:style-name="T7">$ cd kc.kuali.org/</text:span></text:p><text:p text:style-name="P7"><text:span text:style-name="T7">$ git init</text:span><text:span text:style-name="T7"><text:line-break/></text:span><text:span text:style-name="T7">$ git config user.name "kuali.org user"</text:span><text:span text:style-name="T7"><text:line-break/></text:span><text:span text:style-name="T7">$ git config user.email "user@kuali.org"</text:span></text:p><text:p text:style-name="P7"><text:span text:style-name="T7">$ cat &gt; file1.txt</text:span></text:p><text:p text:style-name="P7"><text:span text:style-name="T7">line 1</text:span></text:p><text:p text:style-name="P7"><text:span text:style-name="T7">line 2</text:span></text:p><text:p text:style-name="P7"><text:span text:style-name="T7">line 3</text:span></text:p><text:p text:style-name="P7"><text:span text:style-name="T7">^D</text:span></text:p><text:p text:style-name="P7"><text:span text:style-name="T7">$ cat &gt; file2.txt</text:span></text:p><text:p text:style-name="P7"><text:span text:style-name="T7">line 1</text:span></text:p><text:p text:style-name="P7"><text:span text:style-name="T7">line 2</text:span></text:p><text:p text:style-name="P7"><text:span text:style-name="T7">line 3</text:span></text:p><text:p text:style-name="P7"><text:span text:style-name="T7">^D</text:span></text:p><text:p text:style-name="P7"><text:span text:style-name="T7">$ git add --all</text:span></text:p><text:p text:style-name="P7"><text:span text:style-name="T7">$ git commit -m "1509.57 commit by kc.kuali.org"</text:span></text:p><text:p text:style-name="P8"><text:span text:style-name="T7">$ git tag 1509.57 HEAD</text:span></text:p></draw:rect><text:line-break/></text:p>
            </text:list-item>
            <text:list-item>
              <text:p text:style-name="P4"><text:span text:style-name="T3">Create BU Repo</text:span><text:span text:style-name="T4">:</text:span> Clone a git repository from the kuali.org.kc repository that serves as the bu-ist/kc codebase and add the gitflow branches.<text:line-break/><text:line-break/><draw:rect text:anchor-type="as-char" draw:z-index="1" draw:style-name="gr1" draw:text-style-name="P9" svg:width="5.8531in" svg:height="2.1039in"><text:p text:style-name="P7"><text:span text:style-name="T7"><text:line-break/></text:span><text:span text:style-name="T7">$ cd ..</text:span></text:p><text:p text:style-name="P7"><text:span text:style-name="T7">$ git clone -o upstream kc.kuali.org/ kc.bu-ist</text:span></text:p><text:p text:style-name="P7"><text:span text:style-name="T7">$ cd kc.bu-ist/</text:span></text:p><text:p text:style-name="P7"><text:span text:style-name="T7">$ git branch develop HEAD</text:span></text:p><text:p text:style-name="P7"><text:span text:style-name="T7">$ git branch bu-master HEAD</text:span></text:p><text:p text:style-name="P7"><text:span text:style-name="T7">$ git branch -a</text:span></text:p><text:p text:style-name="P7"><text:span text:style-name="T7"><text:s text:c="2"/></text:span><text:span text:style-name="T7">bu-master</text:span></text:p><text:p text:style-name="P7"><text:span text:style-name="T7"><text:s text:c="2"/></text:span><text:span text:style-name="T7">develop</text:span></text:p><text:p text:style-name="P7"><text:span text:style-name="T7">* master</text:span></text:p><text:p text:style-name="P7"><text:span text:style-name="T7"><text:s text:c="2"/></text:span><text:span text:style-name="T7">remotes/upstream/HEAD -&gt; upstream/master</text:span></text:p><text:p text:style-name="P7"><text:span text:style-name="T7"><text:s text:c="2"/></text:span><text:span text:style-name="T7">remotes/upstream/master</text:span></text:p></draw:rect></text:p>
            </text:list-item>
            <text:list-item>
              <text:p text:style-name="P6"><text:span text:style-name="T3">Create Local Repos:</text:span> Clone 2 bu-ist/kc repositories. Each will be the local workspace of 2 developers.<text:line-break/><text:line-break/><draw:rect text:anchor-type="as-char" draw:z-index="2" draw:style-name="gr1" draw:text-style-name="P9" svg:width="5.8531in" svg:height="5.6898in"><text:p text:style-name="P7"><text:span text:style-name="T7"><text:line-break/></text:span><text:span text:style-name="T7">$ git clone -o bu -b develop kc.bu-ist/ kc.local1</text:span></text:p><text:p text:style-name="P7"><text:span text:style-name="T7">$ cd kc.local1/</text:span></text:p><text:p text:style-name="P7"><text:span text:style-name="T7">$ git config user.name "Bugs Bunny"</text:span></text:p><text:p text:style-name="P7"><text:span text:style-name="T7">$ git config user.email "</text:span><text:span text:style-name="T7"><text:a xlink:href="mailto:bugs@warnerbros.com">bugs@warnerbros.com</text:a></text:span><text:span text:style-name="T7">"</text:span></text:p><text:p text:style-name="P7"><text:span text:style-name="T8">$ git remote add upstream ../kc.kuali.org/</text:span></text:p><text:p text:style-name="P7"><text:span text:style-name="T8">$ git fetch upstream master</text:span></text:p><text:p text:style-name="P7"><text:span text:style-name="T8">$ git checkout -b master upstream/master</text:span></text:p><text:p text:style-name="P7"><text:span text:style-name="T8">$ git fetch bu bu-master</text:span></text:p><text:p text:style-name="P7"><text:span text:style-name="T8">$ git checkout -b bu-master bu/bu-master</text:span></text:p><text:p text:style-name="P7"><text:span text:style-name="T8">$ git checkout develop</text:span></text:p><text:p text:style-name="P7"><text:span text:style-name="T7"/></text:p><text:p text:style-name="P7"><text:span text:style-name="T7">$ cd ..</text:span></text:p><text:p text:style-name="P7"><text:span text:style-name="T7"/></text:p><text:p text:style-name="P7"><text:span text:style-name="T7">$ </text:span><text:span text:style-name="T8">git clone -o bu -b develop kc.bu-ist/ kc.local</text:span><text:span text:style-name="T7">2</text:span></text:p><text:p text:style-name="P7"><text:span text:style-name="T7">$ cd kc.local2/</text:span></text:p><text:p text:style-name="P7"><text:span text:style-name="T7">$ git config user.name "Daffy Duck"</text:span></text:p><text:p text:style-name="P7"><text:span text:style-name="T7">$ git config user.email "daffy@warnerbros.com"</text:span><text:span text:style-name="T7"><text:line-break/></text:span><text:span text:style-name="T8">$ git remote add upstream ../kc.kuali.org/</text:span></text:p><text:p text:style-name="P7"><text:span text:style-name="T8">$ git fetch upstream master</text:span></text:p><text:p text:style-name="P7"><text:span text:style-name="T8">$ git checkout -b master upstream/master</text:span></text:p><text:p text:style-name="P7"><text:span text:style-name="T8">$ git fetch bu bu-master</text:span></text:p><text:p text:style-name="P7"><text:span text:style-name="T8">$ git checkout -b bu-master bu/bu-master</text:span></text:p><text:p text:style-name="P7"><text:span text:style-name="T8">$ git checkout develop</text:span></text:p><text:p text:style-name="P7"><text:span text:style-name="T8"/></text:p><text:p text:style-name="P10"><text:span text:style-name="T9">$ git branch -a</text:span></text:p><text:p text:style-name="P10"><text:span text:style-name="T7"><text:s text:c="2"/></text:span><text:span text:style-name="T7">bu-master</text:span></text:p><text:p text:style-name="P10"><text:span text:style-name="T7"><text:s text:c="2"/></text:span><text:span text:style-name="T7">bugs.1509.feature1</text:span></text:p><text:p text:style-name="P10"><text:span text:style-name="T7">* develop</text:span></text:p><text:p text:style-name="P10"><text:span text:style-name="T7"><text:s text:c="2"/></text:span><text:span text:style-name="T7">master</text:span></text:p><text:p text:style-name="P10"><text:span text:style-name="T7"><text:s text:c="2"/></text:span><text:span text:style-name="T7">remotes/bu/HEAD -&gt; bu/master</text:span></text:p><text:p text:style-name="P10"><text:span text:style-name="T7"><text:s text:c="2"/></text:span><text:span text:style-name="T7">remotes/bu/bu-master</text:span></text:p><text:p text:style-name="P10"><text:span text:style-name="T7"><text:s text:c="2"/></text:span><text:span text:style-name="T7">remotes/bu/develop</text:span></text:p><text:p text:style-name="P10"><text:span text:style-name="T7"><text:s text:c="2"/></text:span><text:span text:style-name="T7">remotes/bu/master</text:span></text:p><text:p text:style-name="P10"><text:span text:style-name="T7"><text:s text:c="2"/></text:span><text:span text:style-name="T7">remotes/upstream/master</text:span></text:p><text:p text:style-name="P10"><text:span text:style-name="T7"/></text:p><text:p text:style-name="P10"><text:span text:style-name="T7"/></text:p><text:p text:style-name="P7"><text:span text:style-name="T7"/></text:p><text:p text:style-name="P7"><text:span text:style-name="T7"/></text:p></draw:rect></text:p>
            </text:list-item>
          </text:list>
        </text:list-item>
        <text:list-item>
          <text:p text:style-name="P6"><text:span text:style-name="T1">Add Customizations to local repositories<text:line-break/></text:span> </text:p>
          <text:list>
            <text:list-item>
              <text:p text:style-name="P4"><text:span text:style-name="T5">Local 1:</text:span> Daffy makes customizations on top of the 1509.57 reference via feature branch and merges it with the develop branch.<text:line-break/><text:line-break/><draw:rect text:anchor-type="as-char" draw:z-index="3" draw:style-name="gr1" draw:text-style-name="P9" svg:width="5.8531in" svg:height="4.2717in"><text:p text:style-name="P7"><text:span text:style-name="T7"><text:line-break/></text:span><text:span text:style-name="T7">$ git checkout -b daffy.1509.feature1 develop</text:span></text:p><text:p text:style-name="P7"><text:span text:style-name="T7">$ cat &gt; file1.txt</text:span></text:p><text:p text:style-name="P7"><text:span text:style-name="T7">line 1</text:span></text:p><text:p text:style-name="P7"><text:span text:style-name="T7">line 2 (daffy)</text:span></text:p><text:p text:style-name="P7"><text:span text:style-name="T7">line 3</text:span></text:p><text:p text:style-name="P7"><text:span text:style-name="T7">^D</text:span></text:p><text:p text:style-name="P7"><text:span text:style-name="T7">$ git commit -a -m "Daffy modifying line 2"</text:span></text:p><text:p text:style-name="P7"><text:span text:style-name="T7">$ cat &gt; file3.txt</text:span></text:p><text:p text:style-name="P7"><text:span text:style-name="T7">line 1</text:span></text:p><text:p text:style-name="P7"><text:span text:style-name="T7">line 2</text:span></text:p><text:p text:style-name="P7"><text:span text:style-name="T7">line 3</text:span></text:p><text:p text:style-name="P7"><text:span text:style-name="T7">^D</text:span></text:p><text:p text:style-name="P7"><text:span text:style-name="T7">$ git add file3.txt</text:span></text:p><text:p text:style-name="P7"><text:span text:style-name="T7">$ git commit -m "Daffy adding file3.txt"</text:span></text:p><text:p text:style-name="P7"><text:span text:style-name="T7">$ cat &gt; file3.txt</text:span></text:p><text:p text:style-name="P7"><text:span text:style-name="T7">line 1</text:span></text:p><text:p text:style-name="P7"><text:span text:style-name="T7">line 2</text:span></text:p><text:p text:style-name="P7"><text:span text:style-name="T7">line 3</text:span></text:p><text:p text:style-name="P7"><text:span text:style-name="T7">line 4</text:span></text:p><text:p text:style-name="P7"><text:span text:style-name="T7">^D</text:span></text:p><text:p text:style-name="P7"><text:span text:style-name="T7">$ git commit -a -m "Appending another line to the end of file3.txt"</text:span></text:p><text:p text:style-name="P7"><text:span text:style-name="T7">$ git checkout develop</text:span><text:span text:style-name="T7"><text:line-break/></text:span><text:span text:style-name="T7">$ git pull bu develop</text:span></text:p><text:p text:style-name="P7"><text:span text:style-name="T7">$ git merge daffy.1509.feature1</text:span></text:p><text:p text:style-name="P7"><text:span text:style-name="T7">$ git push bu develop</text:span></text:p></draw:rect><text:line-break/></text:p>
              <text:p text:style-name="P6"/>
            </text:list-item>
            <text:list-item>
              <text:p text:style-name="P4"><text:span text:style-name="T3">Local changes 2:</text:span> Bugs Bunny makes customizations on top of the 1509.57 reference via feature branch and merges it with the develop branch, addressing merge conflicts with Daffy Ducks changes.<text:line-break/><text:line-break/><draw:rect text:anchor-type="as-char" draw:z-index="4" draw:style-name="gr1" draw:text-style-name="P9" svg:width="5.8531in" svg:height="6.378in"><text:p text:style-name="P7"><text:span text:style-name="T7"><text:line-break/></text:span><text:span text:style-name="T7">$ cd ../kc.local1</text:span></text:p><text:p text:style-name="P7"><text:span text:style-name="T7">$ git checkout -b bugs.1509.feature1 develop</text:span></text:p><text:p text:style-name="P7"><text:span text:style-name="T7">$ cat &gt; file1.txt</text:span></text:p><text:p text:style-name="P7"><text:span text:style-name="T7">line 1</text:span></text:p><text:p text:style-name="P7"><text:span text:style-name="T7">line 2 (bugs)</text:span></text:p><text:p text:style-name="P7"><text:span text:style-name="T7">line 3</text:span></text:p><text:p text:style-name="P7"><text:span text:style-name="T7">^D</text:span></text:p><text:p text:style-name="P7"><text:span text:style-name="T7">$ git commit -a -m "Bugs modifying line 2"</text:span></text:p><text:p text:style-name="P7"><text:span text:style-name="T7">$ cat &gt; file4.txt</text:span></text:p><text:p text:style-name="P7"><text:span text:style-name="T7">line 1</text:span></text:p><text:p text:style-name="P7"><text:span text:style-name="T7">line 2</text:span></text:p><text:p text:style-name="P7"><text:span text:style-name="T7">line 3</text:span></text:p><text:p text:style-name="P7"><text:span text:style-name="T7">^D</text:span></text:p><text:p text:style-name="P7"><text:span text:style-name="T7">$ git add file4.txt</text:span></text:p><text:p text:style-name="P7"><text:span text:style-name="T7">$ git commit -m "Bugs adding file4.txt"</text:span></text:p><text:p text:style-name="P7"><text:span text:style-name="T7">$ cat &gt; file4.txt</text:span></text:p><text:p text:style-name="P7"><text:span text:style-name="T7">line 1</text:span></text:p><text:p text:style-name="P7"><text:span text:style-name="T7">line 2</text:span></text:p><text:p text:style-name="P7"><text:span text:style-name="T7">line 3</text:span></text:p><text:p text:style-name="P7"><text:span text:style-name="T7">line 4</text:span></text:p><text:p text:style-name="P7"><text:span text:style-name="T7">^D</text:span></text:p><text:p text:style-name="P7"><text:span text:style-name="T7">$ git commit -a -m "Appending another line to the end of file4.txt"</text:span><text:span text:style-name="T7"><text:line-break/></text:span><text:span text:style-name="T7">$ git checkout develop</text:span></text:p><text:p text:style-name="P7"><text:span text:style-name="T7">$ git pull bu develop</text:span></text:p><text:p text:style-name="P7"><text:span text:style-name="T7">$ git merge --ff-only bugs.1509.feature1</text:span></text:p><text:p text:style-name="P7"><text:span text:style-name="T10">fatal: Not possible to fast-forward, aborting.</text:span></text:p><text:p text:style-name="P7"><text:span text:style-name="T7">$ git diff HEAD bugs.1509.feature1</text:span></text:p><text:p text:style-name="P7"><text:span text:style-name="T10">[git prints out the diff here showing file1.txt is in conflict]</text:span><text:span text:style-name="T7"><text:line-break/></text:span><text:span text:style-name="T8">$ git merge bugs.1509.feature1</text:span></text:p><text:p text:style-name="P7"><text:span text:style-name="T10">Auto-merging file1.txt</text:span></text:p><text:p text:style-name="P7"><text:span text:style-name="T10">CONFLICT (content): Merge conflict in file1.txt</text:span></text:p><text:p text:style-name="P7"><text:span text:style-name="T10">Automatic merge failed; fix conflicts and then commit the result.</text:span></text:p><text:p text:style-name="P7"><text:span text:style-name="T8">$ cat &gt; file1.txt</text:span></text:p><text:p text:style-name="P7"><text:span text:style-name="T8">line 1</text:span></text:p><text:p text:style-name="P7"><text:span text:style-name="T8">line 2 (daffy+bugs merge)</text:span></text:p><text:p text:style-name="P7"><text:span text:style-name="T8">line 3</text:span></text:p><text:p text:style-name="P7"><text:span text:style-name="T8">^D</text:span></text:p><text:p text:style-name="P7"><text:span text:style-name="T8">$ git push bu develop</text:span></text:p></draw:rect></text:p>
            </text:list-item>
          </text:list>
        </text:list-item>
        <text:list-item>
          <text:p text:style-name="P6"><text:span text:style-name="T1">Mock up the next upstream release and merge downstream.<text:line-break/></text:span></text:p>
          <text:list>
            <text:list-item>
              <text:p text:style-name="P4"><text:span text:style-name="T3">Upstream changes:</text:span> Pretend we are the kuali.org team and update the 1509.57 to the new release of 1510.31 and tag it.<text:line-break/><text:line-break/><draw:rect text:anchor-type="as-char" draw:z-index="5" draw:style-name="gr1" draw:text-style-name="P9" svg:width="5.8531in" svg:height="3.6571in"><text:p text:style-name="P7"><text:span text:style-name="T7"><text:line-break/></text:span><text:span text:style-name="T7">$ cd ../kc.kuali.org/</text:span></text:p><text:p text:style-name="P7"><text:span text:style-name="T7">$ cat &gt; file2.txt</text:span></text:p><text:p text:style-name="P7"><text:span text:style-name="T7">line 1</text:span></text:p><text:p text:style-name="P7"><text:span text:style-name="T7">line 2 (kuali 1510 change)</text:span></text:p><text:p text:style-name="P7"><text:span text:style-name="T7">line 3</text:span></text:p><text:p text:style-name="P7"><text:span text:style-name="T7">^D</text:span></text:p><text:p text:style-name="P7"><text:span text:style-name="T7">$ git commit -a -m "kuali.org modifying line 2"</text:span></text:p><text:p text:style-name="P7"><text:span text:style-name="T7">$ cat &gt; file5.txt</text:span></text:p><text:p text:style-name="P7"><text:span text:style-name="T7">line 1</text:span></text:p><text:p text:style-name="P7"><text:span text:style-name="T7">line 2</text:span></text:p><text:p text:style-name="P7"><text:span text:style-name="T7">line 3</text:span></text:p><text:p text:style-name="P7"><text:span text:style-name="T7">^D</text:span></text:p><text:p text:style-name="P7"><text:span text:style-name="T7">$ git commit -m "Kuali user adding file5.txt"</text:span></text:p><text:p text:style-name="P7"><text:span text:style-name="T7">$ cat &gt; file5.txt</text:span></text:p><text:p text:style-name="P7"><text:span text:style-name="T7">line 1</text:span></text:p><text:p text:style-name="P7"><text:span text:style-name="T7">line 2</text:span></text:p><text:p text:style-name="P7"><text:span text:style-name="T7">line 3</text:span></text:p><text:p text:style-name="P7"><text:span text:style-name="T7">line 4</text:span></text:p><text:p text:style-name="P7"><text:span text:style-name="T7">^D</text:span></text:p><text:p text:style-name="P7"><text:span text:style-name="T7">$ git commit -a -m "Appending another line to the end of file5.txt"</text:span></text:p><text:p text:style-name="P7"><text:span text:style-name="T7">$ git tag 1510.31 HEAD</text:span></text:p></draw:rect><text:line-break/></text:p>
            </text:list-item>
            <text:list-item>
              <text:p text:style-name="P4"><text:span text:style-name="T1">Merge upstream:</text:span> Merge the new 1510 release from kuali.org/kc.<text:line-break/><text:line-break/><draw:rect text:anchor-type="as-char" draw:z-index="6" draw:style-name="gr1" draw:text-style-name="P9" svg:width="5.8531in" svg:height="4.1858in"><text:p text:style-name="P7"><text:span text:style-name="T7"><text:line-break/></text:span><text:span text:style-name="T7">$ cd ../kc.local1</text:span></text:p><text:p text:style-name="P7"><text:span text:style-name="T7">$ git checkout master</text:span></text:p><text:p text:style-name="P7"><text:span text:style-name="T7">$ git pull upstream master</text:span></text:p><text:p text:style-name="P7"><text:span text:style-name="T7">$ git checkout bu-master</text:span></text:p><text:p text:style-name="P7"><text:span text:style-name="T7">$ git pull bu bu-master</text:span></text:p><text:p text:style-name="P7"><text:span text:style-name="T7">$ git merge –ff-only develop</text:span></text:p><text:p text:style-name="P10"><text:span text:style-name="T7">$ git checkout -b bu-master-1510 bu-master</text:span></text:p><text:p text:style-name="P7"><text:span text:style-name="T7">$ git merge master</text:span></text:p><text:p text:style-name="P7"><text:span text:style-name="T7">$ git checkout bu-master</text:span></text:p><text:p text:style-name="P7"><text:span text:style-name="T7">$ git merge –ff-only bu-master-1510</text:span></text:p><text:p text:style-name="P7"><text:span text:style-name="T7">$ git branch -d bu-master-1510</text:span></text:p><text:p text:style-name="P10"><text:span text:style-name="T7">$ git push --follow-tags bu bu-master</text:span></text:p><text:p text:style-name="P10"><text:span text:style-name="T7"/></text:p><text:p text:style-name="P10"><text:span text:style-name="T11">$ git log --oneline --decorate=full</text:span></text:p><text:p text:style-name="P10"><text:span text:style-name="T12">b52d23e (HEAD -&gt; refs/heads/bu-master) merge master' into bu-master-1510</text:span></text:p><text:p text:style-name="P10"><text:span text:style-name="T12">9872218 Appending another line to the end of file5.txt</text:span></text:p><text:p text:style-name="P10"><text:span text:style-name="T12">7af5f92 Kuali user adding file5.txt</text:span></text:p><text:p text:style-name="P10"><text:span text:style-name="T12">9ff39f7 kuali.org modifying line 2</text:span></text:p><text:p text:style-name="P10"><text:span text:style-name="T12">8d51b16 (refs/heads/develop) Merging changes from daffy to mine (bugs)</text:span></text:p><text:p text:style-name="P10"><text:span text:style-name="T12">5d42108 Appending another line to the end of file4.txt</text:span></text:p><text:p text:style-name="P10"><text:span text:style-name="T12">faf0c63 Bugs adding file4.txt</text:span></text:p><text:p text:style-name="P10"><text:span text:style-name="T12">43ca21e Bugs modifying line 2</text:span></text:p><text:p text:style-name="P10"><text:span text:style-name="T12">58e758b Appending exta line to the end of file3.txt</text:span></text:p><text:p text:style-name="P10"><text:span text:style-name="T12">da6946f Daffy adding file3.txt</text:span></text:p><text:p text:style-name="P10"><text:span text:style-name="T12">1d155a0 Daffy modifying line 2</text:span></text:p><text:p text:style-name="P10"><text:span text:style-name="T12">1b6bf2f (tag: refs/tags/1509.57, refs/remotes/upstream/master, </text:span></text:p><text:p text:style-name="P10"><text:span text:style-name="T12"><text:s text:c="4"/></text:span><text:span text:style-name="T12">refs/remotes/upstream/HEAD, refs/heads/master) </text:span></text:p><text:p text:style-name="P10"><text:span text:style-name="T12"><text:s text:c="4"/></text:span><text:span text:style-name="T12">1509.57 commit by kc.kuali.org</text:span></text:p></draw:rect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" svg:font-family="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1T15:25:11.45</meta:creation-date>
    <dc:date>2016-02-23T01:39:54.23</dc:date>
    <meta:editing-duration>PT14H14M30S</meta:editing-duration>
    <meta:editing-cycles>37</meta:editing-cycles>
    <meta:generator>OpenOffice/4.1.2$Win32 OpenOffice.org_project/412m3$Build-9782</meta:generator>
    <meta:document-statistic meta:table-count="0" meta:image-count="0" meta:object-count="0" meta:page-count="5" meta:paragraph-count="12" meta:word-count="198" meta:character-count="1237"/>
  </office:meta>
</office:document-meta>
</file>